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paragraph-rsid="000676f7" style:font-weight-asian="bold" style:font-weight-complex="bold"/>
    </style:style>
    <style:style style:name="P2" style:family="paragraph" style:parent-style-name="Heading_20_3">
      <style:text-properties fo:font-weight="bold" officeooo:paragraph-rsid="000676f7" style:font-weight-asian="bold" style:font-weight-complex="bold"/>
    </style:style>
    <style:style style:name="P3" style:family="paragraph" style:parent-style-name="Preformatted_20_Text">
      <style:text-properties fo:font-weight="bold" officeooo:paragraph-rsid="000676f7" style:font-weight-asian="bold" style:font-weight-complex="bold"/>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bold" officeooo:paragraph-rsid="000676f7" style:font-weight-asian="bold" style:font-weight-complex="bold"/>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ff0000" fo:font-weight="bold" officeooo:paragraph-rsid="0008eb2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HCP server installation and configuration</text:p>
      <text:p text:style-name="P1"/>
      <text:h text:style-name="P2" text:outline-level="3">1. Install DHCP server packages</text:h>
      <text:p text:style-name="P4">/usr/bin/yum install dhcp -y</text:p>
      <text:h text:style-name="Heading_20_3" text:outline-level="3">2. Edit /etc/sysconfig/dhcpd file</text:h>
      <text:p text:style-name="Text_20_body">Edit /etc/sysconfig/dhcpd file and enter the interface you want your DHCP server to run on.</text:p>
      <text:p text:style-name="Preformatted_20_Text">[root@foo1 ~]# cat /etc/sysconfig/dhcpd</text:p>
      <text:p text:style-name="Preformatted_20_Text"># Command line options here</text:p>
      <text:p text:style-name="P4">DHCPDARGS=<text:span text:style-name="Strong_20_Emphasis">eth0</text:span></text:p>
      <text:h text:style-name="Heading_20_3" text:outline-level="3">3. Copy dhcpd.conf sample to /etc/dhcpd/dhcpd.conf</text:h>
      <text:p text:style-name="Text_20_body">Dhcpd.conf sample file</text:p>
      <text:p text:style-name="P4">[root@foo1 ~]# cp /usr/share/doc/dhcp-4.1.1/dhcpd.conf.sample /etc/dhcp/dhcpd.conf</text:p>
      <text:h text:style-name="P2" text:outline-level="3">4. Edit dhcpd.conf file</text:h>
      <text:p text:style-name="Text_20_body">Edit the /etc/dhcpd/dhcpd.conf file to reflect your desired configuration.</text:p>
      <text:h text:style-name="P2" text:outline-level="3">5. Start dhcpd service</text:h>
      <text:p text:style-name="Preformatted_20_Text">[root@foo1 ~]# /etc/init.d/dhcpd start</text:p>
      <text:p text:style-name="P4">Starting dhcpd:[  OK  ]</text:p>
      <text:p text:style-name="P8">Check dhcp config file before (re)start like this: <text:s/>dhcpd -cf /etc/dhcp/dhcpd.conf</text:p>
      <text:h text:style-name="Heading_20_3" text:outline-level="3">6. Test DHCP server</text:h>
      <text:p text:style-name="P5">You can test your DHCP server with a test DHCP client. Configure network on test DHCP client to check network for DHCP server. When DHCP server finds the DHCP client and assigns him an IP address you should see something like this in /var/log/messaged on the DHCP server:</text:p>
      <text:p text:style-name="P6">We can see DHCP client  (MAC 08:00:27:6b:06:7e) was offered and assigned IP address 192.168.1.6.</text:p>
      <text:p text:style-name="Text_20_body">If you have any problems with starting DHCP service take a look at /var/log/messages for errors!</text:p>
      <text:p text:style-name="P5">This is the end of “How to Install DHCP Server on CentOS 6″ post. As said, i will write a post on How to install DHCP Server in Linux Cluster environment with Corosync and Pacemaker. Stay tun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Ming HK" style:font-size-asian="14pt" style:font-weight-asian="bold" style:font-name-complex="Lohit Devanagari"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7-24T22:34:19</meta:creation-date>
    <dc:date>2014-07-24T23:47:57</dc:date>
    <dc:creator>alex </dc:creator>
    <meta:editing-duration>PT34M35S</meta:editing-duration>
    <meta:editing-cycles>3</meta:editing-cycles>
    <meta:generator>LibreOffice/4.0.4.2$Linux_X86_64 LibreOffice_project/400m0$Build-2</meta:generator>
    <meta:document-statistic meta:table-count="0" meta:image-count="0" meta:object-count="0" meta:page-count="1" meta:paragraph-count="22" meta:word-count="212" meta:character-count="1397" meta:non-whitespace-character-count="1203"/>
  </office:meta>
</office:document-meta>
</file>